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7c56" officeooo:paragraph-rsid="00067c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acking Code Intervie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09:40:13.802033288</meta:creation-date>
    <dc:date>2017-03-21T09:40:39.176896617</dc:date>
    <meta:editing-duration>PT25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3" meta:character-count="23" meta:non-whitespace-character-count="21"/>
  </office:meta>
</office:document-meta>
</file>